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498cm" table:align="left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2.41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2.544cm" table:align="left"/>
    </style:style>
    <style:style style:name="Tableau2.A" style:family="table-column">
      <style:table-column-properties style:column-width="0.519cm"/>
    </style:style>
    <style:style style:name="Tableau2.B" style:family="table-column">
      <style:table-column-properties style:column-width="0.492cm"/>
    </style:style>
    <style:style style:name="Tableau2.C" style:family="table-column">
      <style:table-column-properties style:column-width="0.469cm"/>
    </style:style>
    <style:style style:name="Tableau2.E" style:family="table-column">
      <style:table-column-properties style:column-width="0.57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4.865cm" table:align="left"/>
    </style:style>
    <style:style style:name="Tableau3.A" style:family="table-column">
      <style:table-column-properties style:column-width="1.602cm"/>
    </style:style>
    <style:style style:name="Tableau3.B" style:family="table-column">
      <style:table-column-properties style:column-width="3.263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2"/>
    <style:style style:name="P64" style:family="paragraph" style:parent-style-name="Text_20_body" style:list-style-name="L32">
      <style:paragraph-properties fo:margin-top="0cm" fo:margin-bottom="0cm" style:contextual-spacing="false"/>
    </style:style>
    <style:style style:name="P65" style:family="paragraph" style:parent-style-name="Text_20_body" style:list-style-name="L33"/>
    <style:style style:name="P66" style:family="paragraph" style:parent-style-name="Text_20_body" style:list-style-name="L33">
      <style:paragraph-properties fo:margin-top="0cm" fo:margin-bottom="0cm" style:contextual-spacing="false"/>
    </style:style>
    <style:style style:name="P67" style:family="paragraph" style:parent-style-name="Text_20_body" style:list-style-name="L34"/>
    <style:style style:name="P68" style:family="paragraph" style:parent-style-name="Text_20_body" style:list-style-name="L34">
      <style:paragraph-properties fo:margin-top="0cm" fo:margin-bottom="0cm" style:contextual-spacing="false"/>
    </style:style>
    <style:style style:name="P69" style:family="paragraph" style:parent-style-name="Text_20_body" style:list-style-name="L35"/>
    <style:style style:name="P70" style:family="paragraph" style:parent-style-name="Text_20_body" style:list-style-name="L35">
      <style:paragraph-properties fo:margin-top="0cm" fo:margin-bottom="0cm" style:contextual-spacing="false"/>
    </style:style>
    <style:style style:name="P71" style:family="paragraph" style:parent-style-name="Text_20_body" style:list-style-name="L36"/>
    <style:style style:name="P72" style:family="paragraph" style:parent-style-name="Text_20_body" style:list-style-name="L36">
      <style:paragraph-properties fo:margin-top="0cm" fo:margin-bottom="0cm" style:contextual-spacing="false"/>
    </style:style>
    <style:style style:name="P73" style:family="paragraph" style:parent-style-name="Text_20_body" style:list-style-name="L37"/>
    <style:style style:name="P74" style:family="paragraph" style:parent-style-name="Text_20_body" style:list-style-name="L37">
      <style:paragraph-properties fo:margin-top="0cm" fo:margin-bottom="0cm" style:contextual-spacing="false"/>
    </style:style>
    <style:style style:name="P75" style:family="paragraph" style:parent-style-name="Text_20_body" style:list-style-name="L38"/>
    <style:style style:name="P76" style:family="paragraph" style:parent-style-name="Text_20_body" style:list-style-name="L38">
      <style:paragraph-properties fo:margin-top="0cm" fo:margin-bottom="0cm" style:contextual-spacing="false"/>
    </style:style>
    <style:style style:name="P77" style:family="paragraph" style:parent-style-name="Text_20_body" style:list-style-name="L39"/>
    <style:style style:name="P78" style:family="paragraph" style:parent-style-name="Text_20_body" style:list-style-name="L39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5 : Synthèse et entraînement type bac sur graphes et arbres</text:h>
      <text:h text:style-name="Heading_20_2" text:outline-level="2">Place dans la progression</text:h>
      <text:p text:style-name="Text_20_body">Cette séance vient après :</text:p>
      <text:list text:style-name="L1">
        <text:list-item>
          <text:p text:style-name="P4"><text:span text:style-name="Strong_20_Emphasis">séance 20</text:span> : bases des graphes ; </text:p>
        </text:list-item>
        <text:list-item>
          <text:p text:style-name="P4"><text:span text:style-name="Strong_20_Emphasis">séance 21</text:span> : représentations des graphes ; </text:p>
        </text:list-item>
        <text:list-item>
          <text:p text:style-name="P4"><text:span text:style-name="Strong_20_Emphasis">séance 22</text:span> : parcours et exercices sur graphes ; </text:p>
        </text:list-item>
        <text:list-item>
          <text:p text:style-name="P4"><text:span text:style-name="Strong_20_Emphasis">séance 23</text:span> : bases des arbres ; </text:p>
        </text:list-item>
        <text:list-item>
          <text:p text:style-name="P3"><text:span text:style-name="Strong_20_Emphasis">séance 24</text:span> : parcours d’arbres, taille, hauteur, arbres binaires. </text:p>
        </text:list-item>
      </text:list>
      <text:p text:style-name="Text_20_body">Cette séance n’introduit pas de nouvelle notion.<text:line-break/>Elle sert à :</text:p>
      <text:list text:style-name="L2">
        <text:list-item>
          <text:p text:style-name="P6"><text:span text:style-name="Strong_20_Emphasis">consolider</text:span> ; </text:p>
        </text:list-item>
        <text:list-item>
          <text:p text:style-name="P6"><text:span text:style-name="Strong_20_Emphasis">faire le tri</text:span> entre les notions ; </text:p>
        </text:list-item>
        <text:list-item>
          <text:p text:style-name="P6"><text:span text:style-name="Strong_20_Emphasis">entraîner</text:span> les élèves sur des exercices proches du bac ; </text:p>
        </text:list-item>
        <text:list-item>
          <text:p text:style-name="P5"><text:span text:style-name="Strong_20_Emphasis">corriger les confusions fréquentes</text:span>. </text:p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Réinvestir les notions essentielles sur les <text:span text:style-name="Strong_20_Emphasis">graphes</text:span> et les <text:span text:style-name="Strong_20_Emphasis">arbres</text:span> dans des exercices progressifs puis dans un <text:span text:style-name="Strong_20_Emphasis">mini-sujet type bac guidé</text:span>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3">
        <text:list-item>
          <text:p text:style-name="P8">reconnaître si une structure est un <text:span text:style-name="Strong_20_Emphasis">graphe</text:span> ou un <text:span text:style-name="Strong_20_Emphasis">arbre</text:span> ; </text:p>
        </text:list-item>
        <text:list-item>
          <text:p text:style-name="P8">employer correctement le vocabulaire de base des graphes ; </text:p>
        </text:list-item>
        <text:list-item>
          <text:p text:style-name="P8">employer correctement le vocabulaire de base des arbres ; </text:p>
        </text:list-item>
        <text:list-item>
          <text:p text:style-name="P8">passer d’un graphe à une <text:span text:style-name="Strong_20_Emphasis">liste d’adjacence</text:span> ou à une <text:span text:style-name="Strong_20_Emphasis">matrice d’adjacence</text:span> ; </text:p>
        </text:list-item>
        <text:list-item>
          <text:p text:style-name="P8">lire un parcours simple dans un graphe ; </text:p>
        </text:list-item>
        <text:list-item>
          <text:p text:style-name="P8">reconnaître un <text:span text:style-name="Strong_20_Emphasis">arbre binaire</text:span> ; </text:p>
        </text:list-item>
        <text:list-item>
          <text:p text:style-name="P8">calculer la <text:span text:style-name="Strong_20_Emphasis">taille</text:span> et la <text:span text:style-name="Strong_20_Emphasis">hauteur</text:span> d’un arbre ; </text:p>
        </text:list-item>
        <text:list-item>
          <text:p text:style-name="P8">donner un parcours <text:span text:style-name="Strong_20_Emphasis">préfixe</text:span>, <text:span text:style-name="Strong_20_Emphasis">infixe</text:span> ou <text:span text:style-name="Strong_20_Emphasis">suffixe</text:span> ; </text:p>
        </text:list-item>
        <text:list-item>
          <text:p text:style-name="P7">répondre à une suite de questions de type bac de façon propre et méthodique. </text:p>
        </text:list-item>
      </text:list>
      <text:p text:style-name="Horizontal_20_Line"/>
      <text:h text:style-name="Heading_20_2" text:outline-level="2"><text:soft-page-break/>Notions travaillées</text:h>
      <text:list text:style-name="L4">
        <text:list-item>
          <text:p text:style-name="P10">graphe </text:p>
        </text:list-item>
        <text:list-item>
          <text:p text:style-name="P10">sommet </text:p>
        </text:list-item>
        <text:list-item>
          <text:p text:style-name="P10">arête </text:p>
        </text:list-item>
        <text:list-item>
          <text:p text:style-name="P10">voisin </text:p>
        </text:list-item>
        <text:list-item>
          <text:p text:style-name="P10">degré </text:p>
        </text:list-item>
        <text:list-item>
          <text:p text:style-name="P10">chemin </text:p>
        </text:list-item>
        <text:list-item>
          <text:p text:style-name="P10">cycle </text:p>
        </text:list-item>
        <text:list-item>
          <text:p text:style-name="P10">liste d’adjacence </text:p>
        </text:list-item>
        <text:list-item>
          <text:p text:style-name="P10">matrice d’adjacence </text:p>
        </text:list-item>
        <text:list-item>
          <text:p text:style-name="P10">parcours en largeur </text:p>
        </text:list-item>
        <text:list-item>
          <text:p text:style-name="P10">parcours en profondeur </text:p>
        </text:list-item>
        <text:list-item>
          <text:p text:style-name="P10">arbre </text:p>
        </text:list-item>
        <text:list-item>
          <text:p text:style-name="P10">racine </text:p>
        </text:list-item>
        <text:list-item>
          <text:p text:style-name="P10">parent / enfant </text:p>
        </text:list-item>
        <text:list-item>
          <text:p text:style-name="P10">feuille </text:p>
        </text:list-item>
        <text:list-item>
          <text:p text:style-name="P10">nœud interne </text:p>
        </text:list-item>
        <text:list-item>
          <text:p text:style-name="P10">sous-arbre </text:p>
        </text:list-item>
        <text:list-item>
          <text:p text:style-name="P10">taille </text:p>
        </text:list-item>
        <text:list-item>
          <text:p text:style-name="P10">hauteur </text:p>
        </text:list-item>
        <text:list-item>
          <text:p text:style-name="P10">arbre binaire </text:p>
        </text:list-item>
        <text:list-item>
          <text:p text:style-name="P10">préfixe </text:p>
        </text:list-item>
        <text:list-item>
          <text:p text:style-name="P10">infixe </text:p>
        </text:list-item>
        <text:list-item>
          <text:p text:style-name="P9">suffixe </text:p>
        </text:list-item>
      </text:list>
      <text:p text:style-name="Horizontal_20_Line"/>
      <text:h text:style-name="Heading_20_2" text:outline-level="2">Compétences visées</text:h>
      <text:list text:style-name="L5">
        <text:list-item>
          <text:p text:style-name="P12">identifier la bonne notion ; </text:p>
        </text:list-item>
        <text:list-item>
          <text:p text:style-name="P12">lire une représentation ; </text:p>
        </text:list-item>
        <text:list-item>
          <text:p text:style-name="P12">justifier une réponse courte ; </text:p>
        </text:list-item>
        <text:list-item>
          <text:p text:style-name="P12">enchaîner plusieurs raisonnements ; </text:p>
        </text:list-item>
        <text:list-item>
          <text:p text:style-name="P12">distinguer deux objets proches ; </text:p>
        </text:list-item>
        <text:list-item>
          <text:p text:style-name="P11">mobiliser les bons mots au bon moment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installer <text:span text:style-name="Strong_20_Emphasis">trois réflexes</text:span>.</text:p>
      <text:h text:style-name="Heading_20_3" text:outline-level="3">Réflexe 1 — D’abord identifier l’objet étudié</text:h>
      <text:p text:style-name="Text_20_body">Avant de répondre, l’élève doit savoir :</text:p>
      <text:list text:style-name="L6">
        <text:list-item>
          <text:p text:style-name="P14"><text:soft-page-break/>“je suis sur un graphe”<text:line-break/>ou </text:p>
        </text:list-item>
        <text:list-item>
          <text:p text:style-name="P13">“je suis sur un arbre”. </text:p>
        </text:list-item>
      </text:list>
      <text:p text:style-name="Text_20_body">C’est la première clé.</text:p>
      <text:p text:style-name="Horizontal_20_Line"/>
      <text:h text:style-name="Heading_20_3" text:outline-level="3">Réflexe 2 — Associer chaque question à la bonne notion</text:h>
      <text:p text:style-name="Text_20_body">Exemples :</text:p>
      <text:list text:style-name="L7">
        <text:list-item>
          <text:p text:style-name="P16">voisins, degré, cycle → <text:span text:style-name="Strong_20_Emphasis">graphe</text:span> </text:p>
        </text:list-item>
        <text:list-item>
          <text:p text:style-name="P16">racine, feuille, taille, hauteur → <text:span text:style-name="Strong_20_Emphasis">arbre</text:span> </text:p>
        </text:list-item>
        <text:list-item>
          <text:p text:style-name="P16">préfixe / infixe / suffixe → <text:span text:style-name="Strong_20_Emphasis">arbre binaire</text:span> </text:p>
        </text:list-item>
        <text:list-item>
          <text:p text:style-name="P16">matrice / liste d’adjacence → <text:span text:style-name="Strong_20_Emphasis">graphe</text:span> </text:p>
        </text:list-item>
        <text:list-item>
          <text:p text:style-name="P15">largeur / profondeur → <text:span text:style-name="Strong_20_Emphasis">parcours de graphe</text:span> </text:p>
        </text:list-item>
      </text:list>
      <text:p text:style-name="Horizontal_20_Line"/>
      <text:h text:style-name="Heading_20_3" text:outline-level="3">Réflexe 3 — Répondre avec précision, mais sans longueur inutile</text:h>
      <text:p text:style-name="Text_20_body">Le bon niveau est :</text:p>
      <text:list text:style-name="L8">
        <text:list-item>
          <text:p text:style-name="P18">une réponse brève ; </text:p>
        </text:list-item>
        <text:list-item>
          <text:p text:style-name="P18">vocabulaire exact ; </text:p>
        </text:list-item>
        <text:list-item>
          <text:p text:style-name="P17">justification appuyée sur le dessin, la liste ou le tableau. </text:p>
        </text:list-item>
      </text:list>
      <text:p text:style-name="Horizontal_20_Line"/>
      <text:h text:style-name="Heading_20_1" text:outline-level="1">2. Point pédagogique essentiel</text:h>
      <text:p text:style-name="Text_20_body">Le danger majeur ici est la <text:span text:style-name="Strong_20_Emphasis">fusion des notions</text:span> dans la tête des élèves.</text:p>
      <text:p text:style-name="Text_20_body">Ils peuvent dire par exemple :</text:p>
      <text:list text:style-name="L9">
        <text:list-item>
          <text:p text:style-name="P20">“le sommet racine” </text:p>
        </text:list-item>
        <text:list-item>
          <text:p text:style-name="P20">“la feuille du graphe” </text:p>
        </text:list-item>
        <text:list-item>
          <text:p text:style-name="P20">“la matrice de l’arbre” </text:p>
        </text:list-item>
        <text:list-item>
          <text:p text:style-name="P20">“le degré de la racine” </text:p>
        </text:list-item>
        <text:list-item>
          <text:p text:style-name="P19">“le parcours en largeur de l’arbre binaire” au lieu des parcours préfixe, infixe, suffixe </text:p>
        </text:list-item>
      </text:list>
      <text:p text:style-name="Text_20_body">Il faut donc travailler explicitement la distinction.</text:p>
      <text:p text:style-name="Text_20_body">Un très bon outil est le tableau suivant au tableau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Si je vois...</text:p>
            </table:table-cell>
            <table:table-cell table:style-name="Tableau1.A1" office:value-type="string">
              <text:p text:style-name="Table_20_Heading">Je pense à...</text:p>
            </table:table-cell>
          </table:table-row>
        </table:table-header-rows>
        <table:table-row>
          <table:table-cell table:style-name="Tableau1.A1" office:value-type="string">
            <text:p text:style-name="Table_20_Contents">sommet, arête, degré, voisin</text:p>
          </table:table-cell>
          <table:table-cell table:style-name="Tableau1.A1" office:value-type="string">
            <text:p text:style-name="Table_20_Contents">graphe</text:p>
          </table:table-cell>
        </table:table-row>
        <table:table-row>
          <table:table-cell table:style-name="Tableau1.A1" office:value-type="string">
            <text:p text:style-name="Table_20_Contents">racine, feuille, parent, enfant</text:p>
          </table:table-cell>
          <table:table-cell table:style-name="Tableau1.A1" office:value-type="string">
            <text:p text:style-name="Table_20_Contents">arbre</text:p>
          </table:table-cell>
        </table:table-row>
        <table:table-row>
          <table:table-cell table:style-name="Tableau1.A1" office:value-type="string">
            <text:p text:style-name="Table_20_Contents">matrice / liste d’adjacence</text:p>
          </table:table-cell>
          <table:table-cell table:style-name="Tableau1.A1" office:value-type="string">
            <text:p text:style-name="Table_20_Contents">graphe</text:p>
          </table:table-cell>
        </table:table-row>
        <table:table-row>
          <table:table-cell table:style-name="Tableau1.A1" office:value-type="string">
            <text:p text:style-name="Table_20_Contents">préfixe / infixe / suffixe</text:p>
          </table:table-cell>
          <table:table-cell table:style-name="Tableau1.A1" office:value-type="string">
            <text:p text:style-name="Table_20_Contents">arbre binaire</text:p>
          </table:table-cell>
        </table:table-row>
        <table:table-row>
          <table:table-cell table:style-name="Tableau1.A1" office:value-type="string">
            <text:p text:style-name="Table_20_Contents">largeur / profondeur</text:p>
          </table:table-cell>
          <table:table-cell table:style-name="Tableau1.A1" office:value-type="string">
            <text:p text:style-name="Table_20_Contents">graphe</text:p>
          </table:table-cell>
        </table:table-row>
      </table:table>
      <text:p text:style-name="Horizontal_20_Line"/>
      <text:h text:style-name="Heading_20_1" text:outline-level="1"><text:soft-page-break/>3. Idée simple à faire passer</text:h>
      <text:p text:style-name="Text_20_body">Tu peux dire :</text:p>
      <text:p text:style-name="Quotations">“Aujourd’hui, le plus important n’est pas d’aller vite.<text:line-break/>Le plus important est de reconnaître quel outil utiliser.”</text:p>
      <text:p text:style-name="Text_20_body">Ou encore :</text:p>
      <text:p text:style-name="Quotations">“Avant de répondre, je dois me demander : suis-je dans un graphe ou dans un arbre ?”</text:p>
      <text:p text:style-name="Horizontal_20_Line"/>
      <text:h text:style-name="Heading_20_1" text:outline-level="1">4. Matériel</text:h>
      <text:list text:style-name="L10">
        <text:list-item>
          <text:p text:style-name="P22">vidéoprojecteur </text:p>
        </text:list-item>
        <text:list-item>
          <text:p text:style-name="P22">fiche élève </text:p>
        </text:list-item>
        <text:list-item>
          <text:p text:style-name="P22">tableau </text:p>
        </text:list-item>
        <text:list-item>
          <text:p text:style-name="P22">feutres de couleur </text:p>
        </text:list-item>
        <text:list-item>
          <text:p text:style-name="P22">éventuellement fiche mémo </text:p>
        </text:list-item>
        <text:list-item>
          <text:p text:style-name="P21">éventuellement petits graphes et arbres imprimés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5.1 Réactivation rapide — 15 min</text:h>
      <text:h text:style-name="Heading_20_3" text:outline-level="3">Objectif</text:h>
      <text:p text:style-name="Text_20_body">Réveiller les notions essentielles.</text:p>
      <text:h text:style-name="Heading_20_3" text:outline-level="3">Questions flash</text:h>
      <text:list text:style-name="L11">
        <text:list-item>
          <text:p text:style-name="P24">Dans un graphe, comment s’appellent les points ? </text:p>
        </text:list-item>
        <text:list-item>
          <text:p text:style-name="P24">Dans un graphe, comment s’appellent les liens ? </text:p>
        </text:list-item>
        <text:list-item>
          <text:p text:style-name="P24">Qu’est-ce qu’un voisin ? </text:p>
        </text:list-item>
        <text:list-item>
          <text:p text:style-name="P24">Qu’est-ce que le degré d’un sommet ? </text:p>
        </text:list-item>
        <text:list-item>
          <text:p text:style-name="P24">Qu’est-ce qu’une racine ? </text:p>
        </text:list-item>
        <text:list-item>
          <text:p text:style-name="P24">Qu’est-ce qu’une feuille ? </text:p>
        </text:list-item>
        <text:list-item>
          <text:p text:style-name="P24">Qu’est-ce que la taille d’un arbre ? </text:p>
        </text:list-item>
        <text:list-item>
          <text:p text:style-name="P24">Qu’est-ce que la hauteur d’un arbre ? </text:p>
        </text:list-item>
        <text:list-item>
          <text:p text:style-name="P24">Que signifie préfixe ? </text:p>
        </text:list-item>
        <text:list-item>
          <text:p text:style-name="P23">Que signifie liste d’adjacence ? </text:p>
        </text:list-item>
      </text:list>
      <text:h text:style-name="Heading_20_3" text:outline-level="3"><text:soft-page-break/>Réponses attendues</text:h>
      <text:list text:style-name="L12">
        <text:list-item>
          <text:p text:style-name="P26">sommets </text:p>
        </text:list-item>
        <text:list-item>
          <text:p text:style-name="P26">arêtes </text:p>
        </text:list-item>
        <text:list-item>
          <text:p text:style-name="P26">un sommet relié directement </text:p>
        </text:list-item>
        <text:list-item>
          <text:p text:style-name="P26">le nombre d’arêtes qui lui sont reliées </text:p>
        </text:list-item>
        <text:list-item>
          <text:p text:style-name="P26">le nœud de départ </text:p>
        </text:list-item>
        <text:list-item>
          <text:p text:style-name="P26">un nœud sans enfant </text:p>
        </text:list-item>
        <text:list-item>
          <text:p text:style-name="P26">nombre total de nœuds </text:p>
        </text:list-item>
        <text:list-item>
          <text:p text:style-name="P26">nombre d’arêtes du plus long chemin entre racine et feuille </text:p>
        </text:list-item>
        <text:list-item>
          <text:p text:style-name="P26">racine, gauche, droite </text:p>
        </text:list-item>
        <text:list-item>
          <text:p text:style-name="P25">la liste des voisins de chaque sommet </text:p>
        </text:list-item>
      </text:list>
      <text:p text:style-name="Horizontal_20_Line"/>
      <text:h text:style-name="Heading_20_2" text:outline-level="2">5.2 Bloc 1 — Revoir les graphes — 20 min</text:h>
      <text:p text:style-name="Text_20_body">On considère le graphe :</text:p>
      <text:section text:style-name="Sect1" text:name="code-block-viewer">
        <text:p text:style-name="P1"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p text:style-name="Text_20_body">Arêtes :</text:p>
      <text:list text:style-name="L13">
        <text:list-item>
          <text:p text:style-name="P28">[A,B] </text:p>
        </text:list-item>
        <text:list-item>
          <text:p text:style-name="P28">[A,C] </text:p>
        </text:list-item>
        <text:list-item>
          <text:p text:style-name="P28">[B,D] </text:p>
        </text:list-item>
        <text:list-item>
          <text:p text:style-name="P28">[B,E] </text:p>
        </text:list-item>
        <text:list-item>
          <text:p text:style-name="P27">[C,D] </text:p>
        </text:list-item>
      </text:list>
      <text:h text:style-name="Heading_20_3" text:outline-level="3">Questions</text:h>
      <text:list text:style-name="L14">
        <text:list-item>
          <text:p text:style-name="P30">Donner la liste des sommets. </text:p>
        </text:list-item>
        <text:list-item>
          <text:p text:style-name="P30">Donner la liste des arêtes. </text:p>
        </text:list-item>
        <text:list-item>
          <text:p text:style-name="P30">Quels sont les voisins de B ? </text:p>
        </text:list-item>
        <text:list-item>
          <text:p text:style-name="P30">Quel est le degré de B ? </text:p>
        </text:list-item>
        <text:list-item>
          <text:p text:style-name="P30">Citer un chemin allant de A à E. </text:p>
        </text:list-item>
        <text:list-item>
          <text:p text:style-name="P29">Ce graphe contient-il un cycle ? </text:p>
        </text:list-item>
      </text:list>
      <text:h text:style-name="Heading_20_3" text:outline-level="3">Réponses attendues</text:h>
      <text:list text:style-name="L15">
        <text:list-item>
          <text:p text:style-name="P32">A, B, C, D, E </text:p>
        </text:list-item>
        <text:list-item>
          <text:p text:style-name="P32">[A,B], [A,C], [B,D], [B,E], [C,D] </text:p>
        </text:list-item>
        <text:list-item>
          <text:p text:style-name="P32">A, D, E </text:p>
        </text:list-item>
        <text:list-item>
          <text:p text:style-name="P32">3 </text:p>
        </text:list-item>
        <text:list-item>
          <text:p text:style-name="P32">A → B → E </text:p>
        </text:list-item>
        <text:list-item>
          <text:p text:style-name="P31">oui </text:p>
        </text:list-item>
      </text:list>
      <text:p text:style-name="Horizontal_20_Line"/>
      <text:h text:style-name="Heading_20_2" text:outline-level="2"><text:soft-page-break/>5.3 Bloc 2 — Représenter un graphe — 20 min</text:h>
      <text:h text:style-name="Heading_20_3" text:outline-level="3">Objectif</text:h>
      <text:p text:style-name="Text_20_body">Réinvestir matrice et liste d’adjacence.</text:p>
      <text:p text:style-name="Text_20_body">On considère le graphe de sommets A, B, C, D, et d’arêtes :</text:p>
      <text:list text:style-name="L16">
        <text:list-item>
          <text:p text:style-name="P34">[A,B] </text:p>
        </text:list-item>
        <text:list-item>
          <text:p text:style-name="P34">[A,C] </text:p>
        </text:list-item>
        <text:list-item>
          <text:p text:style-name="P34">[B,D] </text:p>
        </text:list-item>
        <text:list-item>
          <text:p text:style-name="P33">[C,D] </text:p>
        </text:list-item>
      </text:list>
      <text:h text:style-name="Heading_20_3" text:outline-level="3">Questions</text:h>
      <text:list text:style-name="L17">
        <text:list-item>
          <text:p text:style-name="P36">Donner la liste d’adjacence. </text:p>
        </text:list-item>
        <text:list-item>
          <text:p text:style-name="P36">Construire la matrice d’adjacence dans l’ordre A, B, C, D. </text:p>
        </text:list-item>
        <text:list-item>
          <text:p text:style-name="P35">Quels sont les voisins de D ? </text:p>
        </text:list-item>
      </text:list>
      <text:h text:style-name="Heading_20_3" text:outline-level="3">Réponses attendues</text:h>
      <text:h text:style-name="Heading_20_4" text:outline-level="4">Liste d’adjacence</text:h>
      <text:list text:style-name="L18">
        <text:list-item>
          <text:p text:style-name="P38">A : B, C </text:p>
        </text:list-item>
        <text:list-item>
          <text:p text:style-name="P38">B : A, D </text:p>
        </text:list-item>
        <text:list-item>
          <text:p text:style-name="P38">C : A, D </text:p>
        </text:list-item>
        <text:list-item>
          <text:p text:style-name="P37">D : B, C </text:p>
        </text:list-item>
      </text:list>
      <text:h text:style-name="Heading_20_4" text:outline-level="4">Matrice d’adjacence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header-rows>
          <table:table-row>
            <table:table-cell table:style-name="Tableau2.A1" office:value-type="string">
              <text:p text:style-name="P2"/>
            </table:table-cell>
            <table:table-cell table:style-name="Tableau2.A1" office:value-type="string">
              <text:p text:style-name="Table_20_Heading">A</text:p>
            </table:table-cell>
            <table:table-cell table:style-name="Tableau2.A1" office:value-type="string">
              <text:p text:style-name="Table_20_Heading">B</text:p>
            </table:table-cell>
            <table:table-cell table:style-name="Tableau2.A1" office:value-type="string">
              <text:p text:style-name="Table_20_Heading">C</text:p>
            </table:table-cell>
            <table:table-cell table:style-name="Tableau2.A1" office:value-type="string">
              <text:p text:style-name="Table_20_Heading">D</text:p>
            </table:table-cell>
          </table:table-row>
        </table:table-header-rows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C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D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</table:table-row>
      </table:table>
      <text:list text:style-name="L19">
        <text:list-item>
          <text:p text:style-name="P39">B, C </text:p>
        </text:list-item>
      </text:list>
      <text:p text:style-name="Horizontal_20_Line"/>
      <text:h text:style-name="Heading_20_2" text:outline-level="2">5.4 Bloc 3 — Parcours de graphe — 15 min</text:h>
      <text:h text:style-name="Heading_20_3" text:outline-level="3">Objectif</text:h>
      <text:p text:style-name="Text_20_body">Réinvestir largeur et profondeur.</text:p>
      <text:p text:style-name="Text_20_body">Liste d’adjacence :</text:p>
      <text:list text:style-name="L20">
        <text:list-item>
          <text:p text:style-name="P41">A : B, C </text:p>
        </text:list-item>
        <text:list-item>
          <text:p text:style-name="P41">B : A, D, E </text:p>
        </text:list-item>
        <text:list-item>
          <text:p text:style-name="P41">C : A, D </text:p>
        </text:list-item>
        <text:list-item>
          <text:p text:style-name="P41">D : B, C </text:p>
        </text:list-item>
        <text:list-item>
          <text:p text:style-name="P40">E : B </text:p>
        </text:list-item>
      </text:list>
      <text:p text:style-name="Text_20_body"><text:soft-page-break/>On part de A, voisins traités dans l’ordre alphabétique.</text:p>
      <text:h text:style-name="Heading_20_3" text:outline-level="3">Questions</text:h>
      <text:list text:style-name="L21">
        <text:list-item>
          <text:p text:style-name="P43">Donner un parcours en largeur. </text:p>
        </text:list-item>
        <text:list-item>
          <text:p text:style-name="P43">Donner un parcours en profondeur. </text:p>
        </text:list-item>
        <text:list-item>
          <text:p text:style-name="P42">Pourquoi les deux ordres sont-ils différents ? </text:p>
        </text:list-item>
      </text:list>
      <text:h text:style-name="Heading_20_3" text:outline-level="3">Réponses attendues</text:h>
      <text:list text:style-name="L22">
        <text:list-item>
          <text:p text:style-name="P45">A, B, C, D, E </text:p>
        </text:list-item>
        <text:list-item>
          <text:p text:style-name="P45">A, B, D, C, E </text:p>
        </text:list-item>
        <text:list-item>
          <text:p text:style-name="P44">parce que les deux méthodes n’explorent pas de la même façon </text:p>
        </text:list-item>
      </text:list>
      <text:p text:style-name="Horizontal_20_Line"/>
      <text:h text:style-name="Heading_20_2" text:outline-level="2">5.5 Bloc 4 — Revoir les arbres — 20 min</text:h>
      <text:p text:style-name="Text_20_body">On considère l’arbre :</text:p>
      <text:section text:style-name="Sect1" text:name="Section1">
        <text:p text:style-name="P1"><text:bookmark text:name="code-block-viewer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4"/>\</text:p>
        <text:p text:style-name="Preformatted_20_Text"><text:s text:c="3"/>D <text:s text:c="2"/>E <text:s text:c="4"/>F</text:p>
      </text:section>
      <text:h text:style-name="Heading_20_3" text:outline-level="3">Questions</text:h>
      <text:list text:style-name="L23">
        <text:list-item>
          <text:p text:style-name="P47">Quelle est la racine ? </text:p>
        </text:list-item>
        <text:list-item>
          <text:p text:style-name="P47">Quels sont les enfants de A ? </text:p>
        </text:list-item>
        <text:list-item>
          <text:p text:style-name="P47">Quel est le parent de D ? </text:p>
        </text:list-item>
        <text:list-item>
          <text:p text:style-name="P47">Quelles sont les feuilles ? </text:p>
        </text:list-item>
        <text:list-item>
          <text:p text:style-name="P47">Quels sont les nœuds internes ? </text:p>
        </text:list-item>
        <text:list-item>
          <text:p text:style-name="P47">Quelle est la taille ? </text:p>
        </text:list-item>
        <text:list-item>
          <text:p text:style-name="P46">Quelle est la hauteur ? </text:p>
        </text:list-item>
      </text:list>
      <text:h text:style-name="Heading_20_3" text:outline-level="3">Réponses attendues</text:h>
      <text:list text:style-name="L24">
        <text:list-item>
          <text:p text:style-name="P49">A </text:p>
        </text:list-item>
        <text:list-item>
          <text:p text:style-name="P49">B et C </text:p>
        </text:list-item>
        <text:list-item>
          <text:p text:style-name="P49">B </text:p>
        </text:list-item>
        <text:list-item>
          <text:p text:style-name="P49">D, E, F </text:p>
        </text:list-item>
        <text:list-item>
          <text:p text:style-name="P49">A, B, C </text:p>
        </text:list-item>
        <text:list-item>
          <text:p text:style-name="P49">6 </text:p>
        </text:list-item>
        <text:list-item>
          <text:p text:style-name="P48">2 </text:p>
        </text:list-item>
      </text:list>
      <text:p text:style-name="Horizontal_20_Line"/>
      <text:h text:style-name="Heading_20_2" text:outline-level="2">5.6 Bloc 5 — Parcours d’arbres — 20 min</text:h>
      <text:p text:style-name="Text_20_body">On considère l’arbre binaire :</text:p>
      <text:section text:style-name="Sect1" text:name="Section2">
        <text:p text:style-name="P1"><text:bookmark text:name="code-block-viewer Copie 1"/><text:s text:c="8"/>A</text:p>
        <text:p text:style-name="Preformatted_20_Text"><text:s text:c="6"/>/ <text:s text:c="2"/>\</text:p>
        <text:p text:style-name="Preformatted_20_Text"><text:soft-page-break/><text:s text:c="5"/>B <text:s text:c="4"/>C</text:p>
        <text:p text:style-name="Preformatted_20_Text"><text:s text:c="4"/>/ \ <text:s text:c="2"/>/ \</text:p>
        <text:p text:style-name="Preformatted_20_Text"><text:s text:c="3"/>D <text:s text:c="2"/>E F <text:s text:c="2"/>G</text:p>
      </text:section>
      <text:h text:style-name="Heading_20_3" text:outline-level="3">Questions</text:h>
      <text:list text:style-name="L25">
        <text:list-item>
          <text:p text:style-name="P51">Cet arbre est-il binaire ? </text:p>
        </text:list-item>
        <text:list-item>
          <text:p text:style-name="P51">Donner le parcours préfixe. </text:p>
        </text:list-item>
        <text:list-item>
          <text:p text:style-name="P51">Donner le parcours infixe. </text:p>
        </text:list-item>
        <text:list-item>
          <text:p text:style-name="P50">Donner le parcours suffixe. </text:p>
        </text:list-item>
      </text:list>
      <text:h text:style-name="Heading_20_3" text:outline-level="3">Réponses attendues</text:h>
      <text:list text:style-name="L26">
        <text:list-item>
          <text:p text:style-name="P53">oui </text:p>
        </text:list-item>
        <text:list-item>
          <text:p text:style-name="P53">A, B, D, E, C, F, G </text:p>
        </text:list-item>
        <text:list-item>
          <text:p text:style-name="P53">D, B, E, A, F, C, G </text:p>
        </text:list-item>
        <text:list-item>
          <text:p text:style-name="P52">D, E, B, F, G, C, A </text:p>
        </text:list-item>
      </text:list>
      <text:p text:style-name="Horizontal_20_Line"/>
      <text:h text:style-name="Heading_20_2" text:outline-level="2">5.7 Mini-sujet type bac guidé — 30 min</text:h>
      <text:h text:style-name="Heading_20_3" text:outline-level="3">Objectif</text:h>
      <text:p text:style-name="Text_20_body">Faire enchaîner les notions.</text:p>
      <text:p text:style-name="Horizontal_20_Line"/>
      <text:h text:style-name="Heading_20_3" text:outline-level="3">Énoncé</text:h>
      <text:p text:style-name="Text_20_body">On considère d’abord un graphe de sommets A, B, C, D, E, avec les arêtes :</text:p>
      <text:list text:style-name="L27">
        <text:list-item>
          <text:p text:style-name="P55">[A,B] </text:p>
        </text:list-item>
        <text:list-item>
          <text:p text:style-name="P55">[A,C] </text:p>
        </text:list-item>
        <text:list-item>
          <text:p text:style-name="P55">[B,C] </text:p>
        </text:list-item>
        <text:list-item>
          <text:p text:style-name="P55">[B,D] </text:p>
        </text:list-item>
        <text:list-item>
          <text:p text:style-name="P54">[C,E] </text:p>
        </text:list-item>
      </text:list>
      <text:p text:style-name="Text_20_body">Puis on considère un arbre binaire :</text:p>
      <text:section text:style-name="Sect1" text:name="Section3">
        <text:p text:style-name="P1"><text:bookmark text:name="code-block-viewer Copie 2"/><text:s text:c="8"/>M</text:p>
        <text:p text:style-name="Preformatted_20_Text"><text:s text:c="6"/>/ <text:s text:c="2"/>\</text:p>
        <text:p text:style-name="Preformatted_20_Text"><text:s text:c="5"/>N <text:s text:c="4"/>O</text:p>
        <text:p text:style-name="Preformatted_20_Text"><text:s text:c="4"/>/ <text:s text:c="4"/>/ \</text:p>
        <text:p text:style-name="Preformatted_20_Text"><text:s text:c="3"/>P <text:s text:c="4"/>Q <text:s text:c="2"/>R</text:p>
        <text:p text:style-name="Preformatted_20_Text"><text:s text:c="14"/>\</text:p>
        <text:p text:style-name="Preformatted_20_Text"><text:s text:c="15"/>S</text:p>
      </text:section>
      <text:p text:style-name="Horizontal_20_Line"/>
      <text:h text:style-name="Heading_20_3" text:outline-level="3">Partie 1 — Graphe</text:h>
      <text:list text:style-name="L28">
        <text:list-item>
          <text:p text:style-name="P57">Quels sont les voisins de A ? </text:p>
        </text:list-item>
        <text:list-item>
          <text:p text:style-name="P57">Quel est le degré de B ? </text:p>
        </text:list-item>
        <text:list-item>
          <text:p text:style-name="P57">Citer un chemin allant de A à D. </text:p>
        </text:list-item>
        <text:list-item>
          <text:p text:style-name="P57">Le chemin A → B → C → A est-il un cycle ? </text:p>
        </text:list-item>
        <text:list-item>
          <text:p text:style-name="P57"><text:soft-page-break/>Donner la liste d’adjacence du graphe. </text:p>
        </text:list-item>
        <text:list-item>
          <text:p text:style-name="P56">En partant de A, donner un parcours en largeur avec ordre alphabétique. </text:p>
        </text:list-item>
      </text:list>
      <text:h text:style-name="Heading_20_3" text:outline-level="3">Réponses attendues</text:h>
      <text:list text:style-name="L29">
        <text:list-item>
          <text:p text:style-name="P59">B et C </text:p>
        </text:list-item>
        <text:list-item>
          <text:p text:style-name="P59">3 </text:p>
        </text:list-item>
        <text:list-item>
          <text:p text:style-name="P59">A → B → D </text:p>
        </text:list-item>
        <text:list-item>
          <text:p text:style-name="P59">oui </text:p>
        </text:list-item>
        <text:list-item>
          <text:p text:style-name="P58"/>
        </text:list-item>
      </text:list>
      <text:list text:style-name="L30">
        <text:list-item>
          <text:p text:style-name="P61">A : B, C </text:p>
        </text:list-item>
        <text:list-item>
          <text:p text:style-name="P61">B : A, C, D </text:p>
        </text:list-item>
        <text:list-item>
          <text:p text:style-name="P61">C : A, B, E </text:p>
        </text:list-item>
        <text:list-item>
          <text:p text:style-name="P61">D : B </text:p>
        </text:list-item>
        <text:list-item>
          <text:p text:style-name="P60">E : C </text:p>
        </text:list-item>
      </text:list>
      <text:list text:style-name="L31">
        <text:list-item>
          <text:p text:style-name="P62">A, B, C, D, E </text:p>
        </text:list-item>
      </text:list>
      <text:p text:style-name="Horizontal_20_Line"/>
      <text:h text:style-name="Heading_20_3" text:outline-level="3">Partie 2 — Arbre</text:h>
      <text:list text:style-name="L32">
        <text:list-item>
          <text:p text:style-name="P64">Quelle est la racine ? </text:p>
        </text:list-item>
        <text:list-item>
          <text:p text:style-name="P64">Quelles sont les feuilles ? </text:p>
        </text:list-item>
        <text:list-item>
          <text:p text:style-name="P64">Quelle est la taille ? </text:p>
        </text:list-item>
        <text:list-item>
          <text:p text:style-name="P64">Quelle est la hauteur ? </text:p>
        </text:list-item>
        <text:list-item>
          <text:p text:style-name="P64">Cet arbre est-il binaire ? </text:p>
        </text:list-item>
        <text:list-item>
          <text:p text:style-name="P64">Donner le parcours préfixe. </text:p>
        </text:list-item>
        <text:list-item>
          <text:p text:style-name="P63">Donner le parcours suffixe. </text:p>
        </text:list-item>
      </text:list>
      <text:h text:style-name="Heading_20_3" text:outline-level="3">Réponses attendues</text:h>
      <text:list text:style-name="L33">
        <text:list-item>
          <text:p text:style-name="P66">M </text:p>
        </text:list-item>
        <text:list-item>
          <text:p text:style-name="P66">P, Q, S </text:p>
        </text:list-item>
        <text:list-item>
          <text:p text:style-name="P66">7 </text:p>
        </text:list-item>
        <text:list-item>
          <text:p text:style-name="P66">3 </text:p>
        </text:list-item>
        <text:list-item>
          <text:p text:style-name="P66">oui </text:p>
        </text:list-item>
        <text:list-item>
          <text:p text:style-name="P66">M, N, P, O, Q, R, S </text:p>
        </text:list-item>
        <text:list-item>
          <text:p text:style-name="P65">P, N, Q, S, R, O, M </text:p>
        </text:list-item>
      </text:list>
      <text:p text:style-name="Horizontal_20_Line"/>
      <text:h text:style-name="Heading_20_2" text:outline-level="2">5.8 Bilan de fin de séance — 10 min</text:h>
      <text:h text:style-name="Heading_20_3" text:outline-level="3">À faire compléter</text:h>
      <text:list text:style-name="L34">
        <text:list-item>
          <text:p text:style-name="P68">Dans un graphe, on parle de... </text:p>
        </text:list-item>
        <text:list-item>
          <text:p text:style-name="P68">Dans un arbre, on parle de... </text:p>
        </text:list-item>
        <text:list-item>
          <text:p text:style-name="P68">La matrice d’adjacence sert à... </text:p>
        </text:list-item>
        <text:list-item>
          <text:p text:style-name="P68">Un parcours en largeur sert à... </text:p>
        </text:list-item>
        <text:list-item>
          <text:p text:style-name="P68"><text:soft-page-break/>La taille d’un arbre est... </text:p>
        </text:list-item>
        <text:list-item>
          <text:p text:style-name="P67">Le parcours préfixe visite... </text:p>
        </text:list-item>
      </text:list>
      <text:h text:style-name="Heading_20_3" text:outline-level="3">Réponses attendues</text:h>
      <text:list text:style-name="L35">
        <text:list-item>
          <text:p text:style-name="P70">sommets, arêtes, voisins, degré </text:p>
        </text:list-item>
        <text:list-item>
          <text:p text:style-name="P70">racine, parent, enfant, feuille </text:p>
        </text:list-item>
        <text:list-item>
          <text:p text:style-name="P70">savoir si deux sommets sont reliés </text:p>
        </text:list-item>
        <text:list-item>
          <text:p text:style-name="P70">explorer le graphe par couches </text:p>
        </text:list-item>
        <text:list-item>
          <text:p text:style-name="P70">le nombre total de nœuds </text:p>
        </text:list-item>
        <text:list-item>
          <text:p text:style-name="P69">la racine d’abord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36">
        <text:list-item>
          <text:p text:style-name="P72">Un <text:span text:style-name="Strong_20_Emphasis">graphe</text:span> est composé de sommets et d’arêtes. </text:p>
        </text:list-item>
        <text:list-item>
          <text:p text:style-name="P72">Un <text:span text:style-name="Strong_20_Emphasis">arbre</text:span> est une structure hiérarchique avec une racine. </text:p>
        </text:list-item>
        <text:list-item>
          <text:p text:style-name="P72">La <text:span text:style-name="Strong_20_Emphasis">liste d’adjacence</text:span> donne les voisins d’un sommet. </text:p>
        </text:list-item>
        <text:list-item>
          <text:p text:style-name="P72">La <text:span text:style-name="Strong_20_Emphasis">matrice d’adjacence</text:span> indique si deux sommets sont reliés. </text:p>
        </text:list-item>
        <text:list-item>
          <text:p text:style-name="P72">Le <text:span text:style-name="Strong_20_Emphasis">parcours en largeur</text:span> explore par couches. </text:p>
        </text:list-item>
        <text:list-item>
          <text:p text:style-name="P72">Le <text:span text:style-name="Strong_20_Emphasis">parcours en profondeur</text:span> suit une branche avant de revenir. </text:p>
        </text:list-item>
        <text:list-item>
          <text:p text:style-name="P72">Dans un arbre binaire : </text:p>
          <text:list>
            <text:list-item>
              <text:p text:style-name="P72"><text:span text:style-name="Strong_20_Emphasis">préfixe</text:span> : racine, gauche, droite </text:p>
            </text:list-item>
            <text:list-item>
              <text:p text:style-name="P72"><text:span text:style-name="Strong_20_Emphasis">infixe</text:span> : gauche, racine, droite </text:p>
            </text:list-item>
            <text:list-item>
              <text:p text:style-name="P72"><text:span text:style-name="Strong_20_Emphasis">suffixe</text:span> : gauche, droite, racine </text:p>
            </text:list-item>
          </text:list>
        </text:list-item>
        <text:list-item>
          <text:p text:style-name="P72">La <text:span text:style-name="Strong_20_Emphasis">taille</text:span> d’un arbre = nombre total de nœuds. </text:p>
        </text:list-item>
        <text:list-item>
          <text:p text:style-name="P71">La <text:span text:style-name="Strong_20_Emphasis">hauteur</text:span> = nombre d’arêtes du plus long chemin entre racine et feuille. </text:p>
        </text:list-item>
      </text:list>
      <text:h text:style-name="Heading_20_3" text:outline-level="3">Formules utiles</text:h>
      <text:p text:style-name="Quotations"><text:span text:style-name="Strong_20_Emphasis">graphe = sommets + arêtes</text:span><text:line-break/><text:span text:style-name="Strong_20_Emphasis">arbre = racine + hiérarchie</text:span><text:line-break/><text:span text:style-name="Strong_20_Emphasis">largeur = par couches</text:span><text:line-break/><text:span text:style-name="Strong_20_Emphasis">préfixe = racine d’abord</text:span></text:p>
      <text:p text:style-name="Horizontal_20_Line"/>
      <text:h text:style-name="Heading_20_1" text:outline-level="1">7. Différenciation élèves fragiles</text:h>
      <text:p text:style-name="Text_20_body">Prévoir :</text:p>
      <text:list text:style-name="L37">
        <text:list-item>
          <text:p text:style-name="P74">un tableau “graphe ou arbre ?” ; </text:p>
        </text:list-item>
        <text:list-item>
          <text:p text:style-name="P74">des exercices d’identification avant les exercices mixtes ; </text:p>
        </text:list-item>
        <text:list-item>
          <text:p text:style-name="P74">une fiche mémo ; </text:p>
        </text:list-item>
        <text:list-item>
          <text:p text:style-name="P74">des corrections très découpées ; </text:p>
        </text:list-item>
        <text:list-item>
          <text:p text:style-name="P73">des couleurs différentes pour graphes et arbres. </text:p>
        </text:list-item>
      </text:list>
      <text:p text:style-name="Text_20_body"><text:soft-page-break/>Très utile :<text:line-break/>faire une double colonne au tableau 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Graphe</text:p>
            </table:table-cell>
            <table:table-cell table:style-name="Tableau3.A1" office:value-type="string">
              <text:p text:style-name="Table_20_Heading">Arbre</text:p>
            </table:table-cell>
          </table:table-row>
        </table:table-header-rows>
        <table:table-row>
          <table:table-cell table:style-name="Tableau3.A1" office:value-type="string">
            <text:p text:style-name="Table_20_Contents">sommet</text:p>
          </table:table-cell>
          <table:table-cell table:style-name="Tableau3.A1" office:value-type="string">
            <text:p text:style-name="Table_20_Contents">nœud</text:p>
          </table:table-cell>
        </table:table-row>
        <table:table-row>
          <table:table-cell table:style-name="Tableau3.A1" office:value-type="string">
            <text:p text:style-name="Table_20_Contents">arête</text:p>
          </table:table-cell>
          <table:table-cell table:style-name="Tableau3.A1" office:value-type="string">
            <text:p text:style-name="Table_20_Contents">lien parent-enfant</text:p>
          </table:table-cell>
        </table:table-row>
        <table:table-row>
          <table:table-cell table:style-name="Tableau3.A1" office:value-type="string">
            <text:p text:style-name="Table_20_Contents">voisin</text:p>
          </table:table-cell>
          <table:table-cell table:style-name="Tableau3.A1" office:value-type="string">
            <text:p text:style-name="Table_20_Contents">enfant / parent</text:p>
          </table:table-cell>
        </table:table-row>
        <table:table-row>
          <table:table-cell table:style-name="Tableau3.A1" office:value-type="string">
            <text:p text:style-name="Table_20_Contents">degré</text:p>
          </table:table-cell>
          <table:table-cell table:style-name="Tableau3.A1" office:value-type="string">
            <text:p text:style-name="Table_20_Contents">taille / hauteur</text:p>
          </table:table-cell>
        </table:table-row>
      </table:table>
      <text:p text:style-name="Text_20_body">Même si les mots ne sont pas strictement “équivalents”, cela aide à ne pas tout mélanger.</text:p>
      <text:p text:style-name="Horizontal_20_Line"/>
      <text:h text:style-name="Heading_20_1" text:outline-level="1">8. Erreurs fréquentes à surveiller</text:h>
      <text:list text:style-name="L38">
        <text:list-item>
          <text:p text:style-name="P76">utiliser le mot “racine” pour un graphe ; </text:p>
        </text:list-item>
        <text:list-item>
          <text:p text:style-name="P76">utiliser le mot “voisin” à la place de “enfant” ; </text:p>
        </text:list-item>
        <text:list-item>
          <text:p text:style-name="P76">confondre parcours en largeur et parcours préfixe ; </text:p>
        </text:list-item>
        <text:list-item>
          <text:p text:style-name="P76">confondre taille et hauteur ; </text:p>
        </text:list-item>
        <text:list-item>
          <text:p text:style-name="P76">oublier l’ordre alphabétique quand il est imposé ; </text:p>
        </text:list-item>
        <text:list-item>
          <text:p text:style-name="P75">reconstruire une matrice sans respecter l’ordre des sommets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39">
        <text:list-item>
          <text:p text:style-name="P78">reconnaître si on parle d’un graphe ou d’un arbre ; </text:p>
        </text:list-item>
        <text:list-item>
          <text:p text:style-name="P78">mobiliser le bon vocabulaire ; </text:p>
        </text:list-item>
        <text:list-item>
          <text:p text:style-name="P78">faire une représentation simple d’un graphe ; </text:p>
        </text:list-item>
        <text:list-item>
          <text:p text:style-name="P78">lire un parcours ; </text:p>
        </text:list-item>
        <text:list-item>
          <text:p text:style-name="P78">calculer taille et hauteur ; </text:p>
        </text:list-item>
        <text:list-item>
          <text:p text:style-name="P77">donner un parcours d’arbre simple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59:37.535948564</meta:creation-date>
    <dc:date>2026-04-20T14:59:51.088484419</dc:date>
    <meta:editing-duration>PT14S</meta:editing-duration>
    <meta:editing-cycles>1</meta:editing-cycles>
    <meta:document-statistic meta:table-count="3" meta:image-count="0" meta:object-count="0" meta:page-count="11" meta:paragraph-count="385" meta:word-count="1931" meta:character-count="9637" meta:non-whitespace-character-count="7909"/>
    <meta:generator>LibreOffice/24.2.7.2$Linux_X86_64 LibreOffice_project/420$Build-2</meta:generator>
  </office:meta>
</office:document-meta>
</file>